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1fb3792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Titre_5f_Exercices_5f_sans_5f_Titre" style:list-style-name="_5f_Numérotation_20_des_20_exercices"/>
    <style:style style:name="P112" style:family="paragraph" style:parent-style-name="_5f_Titre_5f_Exercices_5f_sans_5f_Titre" style:list-style-name="_5f_Numérotation_20_des_20_exercices" style:master-page-name="_32__5f_4_5f_SERIE_5f_M_5f_GAUCHE_5f_ET_5f_DROITE_5f_2COL">
      <style:paragraph-properties style:page-number="auto"/>
    </style:style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text-align="cente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-color="#2a6099"/>
      <style:paragraph-properties fo:text-align="center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/>
      <style:paragraph-properties fo:text-align="cente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officeooo:rsid="0160d7ef"/>
    </style:style>
    <style:style style:name="T155" style:family="text">
      <style:text-properties officeooo:rsid="0072f07f"/>
    </style:style>
    <style:style style:name="T156" style:family="text">
      <style:text-properties officeooo:rsid="0268e0aa"/>
    </style:style>
    <style:style style:name="T157" style:family="text">
      <style:text-properties officeooo:rsid="026ec296"/>
    </style:style>
    <style:style style:name="T158" style:family="text">
      <style:text-properties officeooo:rsid="0272f9e5"/>
    </style:style>
    <style:style style:name="T159" style:family="text">
      <style:text-properties officeooo:rsid="02757f12"/>
    </style:style>
    <style:style style:name="T160" style:family="text">
      <style:text-properties officeooo:rsid="02735980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f8729d"/>
    </style:style>
    <style:style style:name="T165" style:family="text">
      <style:text-properties officeooo:rsid="010c4d3a"/>
    </style:style>
    <style:style style:name="T166" style:family="text">
      <style:text-properties fo:font-size="16pt" style:font-size-asian="16pt" style:font-size-complex="16pt"/>
    </style:style>
    <style:style style:name="T167" style:family="text">
      <style:text-properties officeooo:rsid="00b6801f"/>
    </style:style>
    <style:style style:name="T168" style:family="text">
      <style:text-properties officeooo:rsid="016f3374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1fb3792"/>
    </style:style>
    <style:style style:name="T181" style:family="text">
      <style:text-properties officeooo:rsid="0096b4e2"/>
    </style:style>
    <style:style style:name="T182" style:family="text">
      <style:text-properties officeooo:rsid="0032e83a"/>
    </style:style>
    <style:style style:name="T183" style:family="text">
      <style:text-properties officeooo:rsid="002b33ed"/>
    </style:style>
    <style:style style:name="T184" style:family="text">
      <style:text-properties officeooo:rsid="00a59037"/>
    </style:style>
    <style:style style:name="T185" style:family="text">
      <style:text-properties fo:language="fr" fo:country="FR" style:language-asian="zh" style:country-asian="CN" style:language-complex="hi" style:country-complex="IN"/>
    </style:style>
    <style:style style:name="T186" style:family="text">
      <style:text-properties officeooo:rsid="01fc6f0b"/>
    </style:style>
    <style:style style:name="T187" style:family="text"/>
    <style:style style:name="T18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/>
    </style:style>
    <style:style style:name="gr19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4.403cm" fo:min-width="2.64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464cm" fo:min-width="0.626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004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Long_20_Dash" svg:stroke-width="0.035cm" svg:stroke-color="#0369a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dash" draw:stroke-dash="Dashed_20__28_var_29_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34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2cm" fo:min-width="1.45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1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Dashed_20__28_var_29_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2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.03cm" svg:stroke-color="#66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115cm" fo:min-width="2.49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3cm" svg:stroke-color="#6600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svg:stroke-width="0.03cm" svg:stroke-color="#6600ff" draw:marker-start-width="0.39cm" draw:marker-end-width="0.39cm" draw:fill="none" draw:textarea-horizontal-align="justify" draw:textarea-vertical-align="middle" draw:auto-grow-height="false" fo:min-height="0.242cm" fo:min-width="0.242cm" fo:padding-top="0.014cm" fo:padding-bottom="0.014cm" fo:padding-left="0.014cm" fo:padding-right="0.014cm" style:run-through="foreground"/>
    </style:style>
    <style:style style:name="gr47" style:family="graphic">
      <style:graphic-properties svg:stroke-color="#000000" draw:marker-end="Arrowheads_20_2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color="#000000" draw:marker-end="Arrowheads_20_1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stroke="solid" draw:stroke-dash="Dashed_20__28_var_29__20_4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39cm" fo:min-width="0.92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ed_20__28_var_29__20_4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" draw:name="Shape2_0" draw:style-name="gr31" draw:text-style-name="P120" svg:width="3.857cm" svg:height="0.805cm" draw:transform="rotate (0.0872664625997165) translate (0.467430555555556cm 1.34055555555556cm)">
        <draw:text-box>
          <text:p text:style-name="P116"><text:span text:style-name="T188">Série 5</text:span></text:p>
        </draw:text-box>
      </draw:frame>
      <draw:line text:anchor-type="page" text:anchor-page-number="1" draw:z-index="7" draw:name="Shape3_0" draw:style-name="gr32" draw:text-style-name="P132" svg:x1="14.775cm" svg:y1="1.42cm" svg:x2="21.998cm" svg:y2="1.367cm">
        <text:p/>
      </draw:line>
      <draw:path text:anchor-type="page" text:anchor-page-number="1" draw:z-index="6" draw:name="Shape1_0" draw:style-name="gr33" draw:text-style-name="P121" svg:width="4.329cm" svg:height="2.24cm" svg:x="0cm" svg:y="0.001cm" svg:viewBox="0 0 4330 2241" svg:d="M0 2241l3984-288c209-15 363-168 345-342l-170-1611h-4159z">
        <text:p/>
      </draw:path>
      <text:list xml:id="list185549117" text:style-name="_5f_Numérotation_20_des_20_exercices">
        <text:list-item>
          <text:h text:style-name="P112" text:outline-level="1"><draw:g text:anchor-type="paragraph" draw:z-index="5" draw:name="Shape8" draw:style-name="gr17"><draw:custom-shape draw:style-name="gr34" draw:text-style-name="P133" svg:width="3.968cm" svg:height="1.544cm" draw:transform="rotate (0.825889802043717) translate (3.25613888888889cm 2.89983333333333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35" draw:text-style-name="P134" svg:width="0.662cm" svg:height="0.625cm" svg:x="2.706cm" svg:y="2.554cm"><draw:text-box><text:p text:style-name="P129"><text:span text:style-name="T190">R</text:span></text:p></draw:text-box></draw:frame><draw:frame draw:style-name="gr35" draw:text-style-name="P134" svg:width="0.662cm" svg:height="0.625cm" svg:x="6.856cm" svg:y="0.607cm"><draw:text-box><text:p text:style-name="P129"><text:span text:style-name="T190">V</text:span></text:p></draw:text-box></draw:frame><draw:frame draw:style-name="gr35" draw:text-style-name="P134" svg:width="0.662cm" svg:height="0.625cm" svg:x="4.14cm" svg:y="3.985cm"><draw:text-box><text:p text:style-name="P129"><text:span text:style-name="T190">S</text:span></text:p></draw:text-box></draw:frame><draw:custom-shape draw:style-name="gr36" draw:text-style-name="P133" svg:width="0.294cm" svg:height="0.295cm" draw:transform="skewX (0.00593411945678069) rotate (0.819083017960939) translate (4.18218055555556cm 3.74473611111111cm)"><text:p/><draw:enhanced-geometry svg:viewBox="0 0 21600 21600" draw:type="rectangle" draw:enhanced-path="M 0 0 L 21600 0 21600 21600 0 21600 0 0 Z N"/></draw:custom-shape><draw:frame draw:style-name="gr37" draw:text-style-name="P135" svg:width="1.221cm" svg:height="0.966cm" draw:transform="rotate (-0.780336708566664) translate (3.47309722222222cm 2.98626388888889cm)"><draw:text-box><text:p text:style-name="P129"><text:span text:style-name="T191">2 cm</text:span></text:p></draw:text-box></draw:frame></draw:g><draw:g text:anchor-type="char" draw:z-index="3" draw:name="Shape74" draw:style-name="gr25"><draw:custom-shape draw:style-name="gr42" draw:text-style-name="P133" svg:width="3.029cm" svg:height="1.394cm" draw:transform="rotate (0.444011761707358) translate (0.299861111111111cm 2.07256944444444cm)"><text:p/><draw:enhanced-geometry svg:viewBox="0 0 21600 21600" draw:type="rectangle" draw:enhanced-path="M 0 0 L 21600 0 21600 21600 0 21600 0 0 Z N"/></draw:custom-shape><draw:line draw:style-name="gr43" draw:text-style-name="P126" svg:x1="0.614cm" svg:y1="2.549cm" svg:x2="0.494cm" svg:y2="2.669cm"><text:p/></draw:line><draw:line draw:style-name="gr43" draw:text-style-name="P126" svg:x1="0.628cm" svg:y1="2.588cm" svg:x2="0.508cm" svg:y2="2.708cm"><text:p/></draw:line><draw:line draw:style-name="gr43" draw:text-style-name="P126" svg:x1="3.346cm" svg:y1="1.235cm" svg:x2="3.226cm" svg:y2="1.355cm"><text:p/></draw:line><draw:line draw:style-name="gr43" draw:text-style-name="P126" svg:x1="3.362cm" svg:y1="1.274cm" svg:x2="3.242cm" svg:y2="1.394cm"><text:p/></draw:line><draw:line draw:style-name="gr43" draw:text-style-name="P126" svg:x1="1.73cm" svg:y1="1.316cm" svg:x2="1.73cm" svg:y2="1.475cm"><text:p/></draw:line><draw:line draw:style-name="gr43" draw:text-style-name="P126" svg:x1="1.69cm" svg:y1="1.33cm" svg:x2="1.69cm" svg:y2="1.489cm"><text:p/></draw:line><draw:line draw:style-name="gr43" draw:text-style-name="P126" svg:x1="1.65cm" svg:y1="1.354cm" svg:x2="1.65cm" svg:y2="1.513cm"><text:p/></draw:line><draw:line draw:style-name="gr43" draw:text-style-name="P126" svg:x1="1.73cm" svg:y1="1.316cm" svg:x2="1.73cm" svg:y2="1.475cm"><text:p/></draw:line><draw:line draw:style-name="gr43" draw:text-style-name="P126" svg:x1="1.69cm" svg:y1="1.33cm" svg:x2="1.69cm" svg:y2="1.489cm"><text:p/></draw:line><draw:line draw:style-name="gr43" draw:text-style-name="P126" svg:x1="1.65cm" svg:y1="1.354cm" svg:x2="1.65cm" svg:y2="1.513cm"><text:p/></draw:line><draw:line draw:style-name="gr43" draw:text-style-name="P126" svg:x1="2.205cm" svg:y1="2.63cm" svg:x2="2.205cm" svg:y2="2.789cm"><text:p/></draw:line><draw:line draw:style-name="gr43" draw:text-style-name="P126" svg:x1="2.168cm" svg:y1="2.646cm" svg:x2="2.168cm" svg:y2="2.805cm"><text:p/></draw:line><draw:line draw:style-name="gr43" draw:text-style-name="P126" svg:x1="2.128cm" svg:y1="2.668cm" svg:x2="2.128cm" svg:y2="2.827cm"><text:p/></draw:line><draw:line draw:style-name="gr43" draw:text-style-name="P126" svg:x1="2.205cm" svg:y1="2.63cm" svg:x2="2.205cm" svg:y2="2.789cm"><text:p/></draw:line><draw:line draw:style-name="gr43" draw:text-style-name="P126" svg:x1="2.168cm" svg:y1="2.646cm" svg:x2="2.168cm" svg:y2="2.805cm"><text:p/></draw:line><draw:line draw:style-name="gr43" draw:text-style-name="P126" svg:x1="2.128cm" svg:y1="2.668cm" svg:x2="2.128cm" svg:y2="2.827cm"><text:p/></draw:line><draw:frame draw:style-name="gr44" draw:text-style-name="P135" svg:width="1.408cm" svg:height="0.983cm" draw:transform="rotate (0.425685804561417) translate (0.807861111111111cm 1.12006944444444cm)"><draw:text-box><text:p text:style-name="P129"><text:span text:style-name="T191">6 cm</text:span></text:p></draw:text-box></draw:frame><draw:frame draw:style-name="gr45" draw:text-style-name="P135" svg:width="0.378cm" svg:height="0.618cm" svg:x="2.868cm" svg:y="0.258cm"><draw:text-box><text:p text:style-name="P129"><text:span text:style-name="T191">L</text:span></text:p></draw:text-box></draw:frame><draw:frame draw:style-name="gr45" draw:text-style-name="P135" svg:width="0.378cm" svg:height="0.618cm" svg:x="3.635cm" svg:y="1.727cm"><draw:text-box><text:p text:style-name="P129"><text:span text:style-name="T191">S</text:span></text:p></draw:text-box></draw:frame><draw:frame draw:style-name="gr45" draw:text-style-name="P135" svg:width="0.378cm" svg:height="0.618cm" svg:x="0.635cm" svg:y="3.331cm"><draw:text-box><text:p text:style-name="P129"><text:span text:style-name="T191">E</text:span></text:p></draw:text-box></draw:frame><draw:frame draw:style-name="gr45" draw:text-style-name="P135" svg:width="0.378cm" svg:height="0.618cm" svg:x="-0.249cm" svg:y="1.671cm"><draw:text-box><text:p text:style-name="P129"><text:span text:style-name="T191">H</text:span></text:p></draw:text-box></draw:frame><draw:custom-shape draw:name="Shape7" draw:style-name="gr46" draw:text-style-name="P136" svg:width="0.271cm" svg:height="0.271cm" draw:transform="rotate (-1.12678456508754) translate (1.02129166666667cm 2.97391666666667cm)"><text:p/><draw:enhanced-geometry svg:viewBox="0 0 21600 21600" draw:type="rectangle" draw:enhanced-path="M 0 0 L 21600 0 21600 21600 0 21600 0 0 Z N"/></draw:custom-shape><draw:custom-shape draw:name="Shape7" draw:style-name="gr46" draw:text-style-name="P136" svg:width="0.271cm" svg:height="0.271cm" draw:transform="rotate (-1.12678456508754) translate (0.543277777777778cm 1.95791666666667cm)"><text:p/><draw:enhanced-geometry svg:viewBox="0 0 21600 21600" draw:type="rectangle" draw:enhanced-path="M 0 0 L 21600 0 21600 21600 0 21600 0 0 Z N"/></draw:custom-shape><draw:custom-shape draw:name="Shape7" draw:style-name="gr46" draw:text-style-name="P136" svg:width="0.271cm" svg:height="0.271cm" draw:transform="rotate (-1.12678456508754) translate (3.03036111111111cm 0.770819444444444cm)"><text:p/><draw:enhanced-geometry svg:viewBox="0 0 21600 21600" draw:type="rectangle" draw:enhanced-path="M 0 0 L 21600 0 21600 21600 0 21600 0 0 Z N"/></draw:custom-shape><draw:custom-shape draw:name="Shape7" draw:style-name="gr46" draw:text-style-name="P136" svg:width="0.271cm" svg:height="0.271cm" draw:transform="rotate (-1.12678456508754) translate (3.51543055555556cm 1.77976388888889cm)"><text:p/><draw:enhanced-geometry svg:viewBox="0 0 21600 21600" draw:type="rectangle" draw:enhanced-path="M 0 0 L 21600 0 21600 21600 0 21600 0 0 Z N"/></draw:custom-shape></draw:g><text:span text:style-name="_5f_Caractères"><text:s/>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3820089381" text:style-name="_5f_Numérotation_20_des_20_exercices">
        <text:list-item>
          <text:list>
            <text:list-item text:start-value="1">
              <text:p text:style-name="P110"><text:span text:style-name="_5f_Caractères">HLSE est un rectangle d’aire 18 cm². Déter­mine la longueur du segment [LS].</text:span></text:p>
            </text:list-item>
          </text:list>
        </text:list-item>
      </text:list>
      <text:h text:style-name="_5f_Paragraphe_5f_Correction" text:outline-level="1"><text:span text:style-name="_5f_Caractères_5f_correction">Aire de HLSE : 6 </text:span><text:span text:style-name="_5f_Caractères_5f_correction"><text:span text:style-name="T153">×</text:span></text:span><text:span text:style-name="_5f_Caractères_5f_correction"><text:span text:style-name="T180"> </text:span></text:span><text:span text:style-name="_5f_Caractères_5f_correction">LS = 18 cm².</text:span></text:h>
      <text:h text:style-name="_5f_Paragraphe_5f_Correction" text:outline-level="1"><text:span text:style-name="_5f_Caractères_5f_correction">Donc LS = 18 ÷ 6 cm <text:s text:c="3"/>soit <text:s text:c="2"/>LS = 3 cm</text:span></text:h>
      <text:list xml:id="list190817572300567" text:continue-numbering="true" text:style-name="_5f_Numérotation_20_des_20_exercices">
        <text:list-item>
          <text:list>
            <text:list-item>
              <text:p text:style-name="P110"><text:span text:style-name="_5f_Caractères">RSV est un triangle rectangle en S. Détermine la longueur du segment [VS] sachant que l’aire de RSV vaut 7 cm2.</text:span></text:p>
            </text:list-item>
          </text:list>
        </text:list-item>
      </text:list>
      <text:h text:style-name="P102" text:outline-level="1"><text:span text:style-name="_5f_Caractères_5f_correction">Aire de </text:span><text:span text:style-name="_5f_Caractères_5f_correction"><text:span text:style-name="T185">RSV</text:span></text:span><text:span text:style-name="_5f_Caractères_5f_correction"> : </text:span><text:span text:style-name="_5f_Caractères_5f_correction"><text:span text:style-name="T185">VS</text:span></text:span><text:span text:style-name="_5f_Caractères_5f_correction"> </text:span><text:span text:style-name="_5f_Caractères_5f_correction"><text:span text:style-name="T153">×</text:span></text:span><text:span text:style-name="_5f_Caractères_5f_correction"><text:span text:style-name="T185"> 2</text:span></text:span><text:span text:style-name="_5f_Caractères_5f_correction"> ÷ </text:span><text:span text:style-name="_5f_Caractères_5f_correction"><text:span text:style-name="T185">2 </text:span></text:span><text:span text:style-name="_5f_Caractères_5f_correction">= </text:span><text:span text:style-name="_5f_Caractères_5f_correction"><text:span text:style-name="T185">7 </text:span></text:span><text:span text:style-name="_5f_Caractères_5f_correction">cm².</text:span></text:h>
      <text:h text:style-name="_5f_Paragraphe" text:outline-level="1"><text:span text:style-name="_5f_Caractères_5f_correction">Donc VS = </text:span><text:span text:style-name="_5f_Caractères_5f_correction"><text:span text:style-name="T185">7</text:span></text:span><text:span text:style-name="_5f_Caractères_5f_correction"> cm.</text:span></text:h>
      <text:h text:style-name="_5f_Paragraphe" text:outline-level="1"><text:span text:style-name="_5f_Caractères_5f_correction"/></text:h>
      <text:list xml:id="list190817424949834" text:continue-list="list185549117" text:style-name="_5f_Numérotation_20_des_20_exercices">
        <text:list-item>
          <text:h text:style-name="P111" text:outline-level="1"><draw:g text:anchor-type="paragraph" draw:z-index="0" draw:name="Shape10" draw:style-name="gr17"><draw:custom-shape draw:style-name="gr49" draw:text-style-name="P128" svg:width="2.902cm" svg:height="1.9cm" draw:transform="rotate (2.53997766042735) translate (7.30955555555556cm 4.60551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27" draw:text-style-name="P130" svg:width="0.6cm" svg:height="0.618cm" svg:x="7.118cm" svg:y="4.487cm"><draw:text-box><text:p text:style-name="P129"><text:span text:style-name="T189">G</text:span></text:p></draw:text-box></draw:frame><draw:frame draw:style-name="gr27" draw:text-style-name="P130" svg:width="0.6cm" svg:height="0.618cm" svg:x="5.668cm" svg:y="0.882cm"><draw:text-box><text:p text:style-name="P129"><text:span text:style-name="T189">J</text:span></text:p></draw:text-box></draw:frame><draw:frame draw:style-name="gr50" draw:text-style-name="P130" svg:width="0.6cm" svg:height="0.62cm" svg:x="8.373cm" svg:y="2.678cm"><draw:text-box><text:p text:style-name="P129"><text:span text:style-name="T189">K</text:span></text:p></draw:text-box></draw:frame><draw:custom-shape draw:style-name="gr51" draw:text-style-name="P128" svg:width="0.302cm" svg:height="0.302cm" draw:transform="rotate (2.53997766042735) translate (8.21972222222222cm 3.286125cm)"><text:p/><draw:enhanced-geometry svg:viewBox="0 0 21600 21600" draw:type="rectangle" draw:enhanced-path="M 0 0 L 21600 0 21600 21600 0 21600 0 0 Z N"/></draw:custom-shape><draw:frame draw:style-name="gr41" draw:text-style-name="P130" svg:width="1.2cm" svg:height="0.9cm" draw:transform="rotate (0.993790476085571) translate (7.41009722222222cm 4.33563888888889cm)"><draw:text-box><text:p text:style-name="P129"><text:span text:style-name="T189">3 cm</text:span></text:p></draw:text-box></draw:frame></draw:g><draw:line text:anchor-type="paragraph" draw:z-index="1" draw:name="Shape5" draw:style-name="gr48" draw:text-style-name="P116" svg:x1="2.175cm" svg:y1="2.228cm" svg:x2="1.697cm" svg:y2="0.67cm"><text:p/></draw:line><draw:g text:anchor-type="char" draw:z-index="4" draw:name="Shape9" draw:style-name="gr25"><draw:polygon draw:style-name="gr38" draw:text-style-name="P128" svg:width="1.899cm" svg:height="3.699cm" svg:x="0.396cm" svg:y="1.373cm" svg:viewBox="0 0 1900 3700" draw:points="0,1600 800,0 1900,3700"><text:p/></draw:polygon><draw:frame draw:style-name="gr27" draw:text-style-name="P130" svg:width="0.6cm" svg:height="0.618cm" svg:x="-0.104cm" svg:y="2.566cm"><draw:text-box><text:p text:style-name="P129"><text:span text:style-name="T189">F</text:span></text:p></draw:text-box></draw:frame><draw:frame draw:style-name="gr27" draw:text-style-name="P130" svg:width="0.6cm" svg:height="0.618cm" svg:x="0.796cm" svg:y="0.866cm"><draw:text-box><text:p text:style-name="P129"><text:span text:style-name="T189">Z</text:span></text:p></draw:text-box></draw:frame><draw:frame draw:style-name="gr27" draw:text-style-name="P130" svg:width="0.6cm" svg:height="0.618cm" svg:x="2.096cm" svg:y="4.972cm"><draw:text-box><text:p text:style-name="P129"><text:span text:style-name="T189">S</text:span></text:p></draw:text-box></draw:frame><draw:line draw:style-name="gr39" draw:text-style-name="P128" svg:x1="0.383cm" svg:y1="2.986cm" svg:x2="1.571cm" svg:y2="2.626cm"><text:p/></draw:line><draw:custom-shape draw:style-name="gr40" draw:text-style-name="P131" svg:width="0.301cm" svg:height="0.304cm" draw:transform="skewX (-0.00575958653158131) rotate (0.277332818141899) translate (1.20120833333333cm 2.41829166666667cm)"><text:p/><draw:enhanced-geometry svg:viewBox="0 0 21600 21600" draw:type="rectangle" draw:enhanced-path="M 0 0 L 21600 0 21600 21600 0 21600 0 0 Z N"/></draw:custom-shape><draw:frame draw:style-name="gr41" draw:text-style-name="P130" svg:width="1.202cm" svg:height="0.9cm" draw:transform="rotate (-1.32156330961011) translate (2.26659722222222cm 2.58938888888889cm)"><draw:text-box><text:p text:style-name="P129"><text:span text:style-name="T189">5 cm</text:span></text:p></draw:text-box></draw:frame><draw:frame draw:style-name="gr27" draw:text-style-name="P130" svg:width="0.602cm" svg:height="0.618cm" svg:x="1.395cm" svg:y="2.372cm"><draw:text-box><text:p text:style-name="P129"><text:span text:style-name="T189">T</text:span></text:p></draw:text-box></draw:frame></draw:g><text:span text:style-name="_5f_Caractères"><text:s/></text:span><draw:g text:anchor-type="char" draw:z-index="9" draw:name="Shape11" draw:style-name="gr25"><draw:polygon draw:style-name="gr26" draw:text-style-name="P128" svg:width="3.499cm" svg:height="3.699cm" svg:x="2.496cm" svg:y="1.219cm" svg:viewBox="0 0 3500 3700" draw:points="0,400 2400,0 3500,3700"><text:p/></draw:polygon><draw:frame draw:style-name="gr27" draw:text-style-name="P130" svg:width="0.6cm" svg:height="0.618cm" svg:x="1.993cm" svg:y="1.217cm"><draw:text-box><text:p text:style-name="P129"><text:span text:style-name="T189">Q</text:span></text:p></draw:text-box></draw:frame><draw:frame draw:style-name="gr27" draw:text-style-name="P130" svg:width="0.6cm" svg:height="0.618cm" svg:x="4.759cm" svg:y="0.962cm"><draw:text-box><text:p text:style-name="P129"><text:span text:style-name="T189">M</text:span></text:p></draw:text-box></draw:frame><draw:frame draw:style-name="gr27" draw:text-style-name="P130" svg:width="0.6cm" svg:height="0.618cm" svg:x="5.792cm" svg:y="4.712cm"><draw:text-box><text:p text:style-name="P129"><text:span text:style-name="T189">N</text:span></text:p></draw:text-box></draw:frame><draw:line draw:style-name="gr28" draw:text-style-name="P128" svg:x1="2.496cm" svg:y1="1.618cm" svg:x2="4.954cm" svg:y2="0.88cm"><text:p/></draw:line><draw:line draw:style-name="gr28" draw:text-style-name="P131" svg:x1="5.998cm" svg:y1="4.919cm" svg:x2="4.598cm" svg:y2="0.219cm"><text:p/></draw:line><draw:custom-shape draw:style-name="gr29" draw:text-style-name="P131" svg:width="0.302cm" svg:height="0.302cm" draw:transform="rotate (0.277332818141899) translate (4.43088888888889cm 0.724958333333333cm)"><text:p/><draw:enhanced-geometry svg:viewBox="0 0 21600 21600" draw:type="rectangle" draw:enhanced-path="M 0 0 L 21600 0 21600 21600 0 21600 0 0 Z N"/></draw:custom-shape><draw:frame draw:style-name="gr30" draw:text-style-name="P130" svg:width="1.2cm" svg:height="0.902cm" draw:transform="rotate (0.277158285216699) translate (2.89277777777778cm 0.947208333333333cm)"><draw:text-box><text:p text:style-name="P129"><text:span text:style-name="T189">5 cm</text:span></text:p></draw:text-box></draw:frame><draw:frame draw:style-name="gr27" draw:text-style-name="P130" svg:width="0.6cm" svg:height="0.618cm" svg:x="4.695cm" svg:y="0.411cm"><draw:text-box><text:p text:style-name="P129"><text:span text:style-name="T189">R</text:span></text:p></draw:text-box></draw:frame></draw:g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line text:anchor-type="paragraph" draw:z-index="2" draw:name="Shape6" draw:style-name="gr47" draw:text-style-name="P116" svg:x1="2.448cm" svg:y1="0.333cm" svg:x2="2.873cm" svg:y2="1.859cm"><text:p/></draw:lin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90816111793958" text:continue-list="list190817572300567" text:style-name="_5f_Numérotation_20_des_20_exercices">
        <text:list-item>
          <text:list>
            <text:list-item text:start-value="1">
              <text:p text:style-name="P110"><text:span text:style-name="_5f_Caractères">FZS a pour aire 20 cm². Détermine la lon­gueur du segment [FT] sachant que [ZS] mesure 5 cm. </text:span></text:p>
            </text:list-item>
          </text:list>
        </text:list-item>
      </text:list>
      <text:h text:style-name="_5f_Paragraphe_5f_Correction" text:outline-level="1"><text:span text:style-name="_5f_Caractères_5f_correction">Aire de </text:span><text:span text:style-name="_5f_Caractères_5f_correction"><text:span text:style-name="T185">FZS </text:span></text:span><text:span text:style-name="_5f_Caractères_5f_correction"><text:s/>: </text:span><text:span text:style-name="_5f_Caractères_5f_correction"><text:span text:style-name="T185">FT</text:span></text:span><text:span text:style-name="_5f_Caractères_5f_correction"> </text:span><text:span text:style-name="_5f_Caractères_5f_correction"><text:span text:style-name="T153">×</text:span></text:span><text:span text:style-name="_5f_Caractères_5f_correction"><text:span text:style-name="T185"> <text:s/>5</text:span></text:span><text:span text:style-name="_5f_Caractères_5f_correction"> ÷ </text:span><text:span text:style-name="_5f_Caractères_5f_correction"><text:span text:style-name="T185">2 </text:span></text:span><text:span text:style-name="_5f_Caractères_5f_correction">= </text:span><text:span text:style-name="_5f_Caractères_5f_correction"><text:span text:style-name="T185">20 </text:span></text:span><text:span text:style-name="_5f_Caractères_5f_correction">cm².</text:span></text:h>
      <text:h text:style-name="_5f_Paragraphe_5f_Correction" text:outline-level="1"><text:span text:style-name="_5f_Caractères_5f_correction">Aire de </text:span><text:span text:style-name="_5f_Caractères_5f_correction"><text:span text:style-name="T185">FZS </text:span></text:span><text:span text:style-name="_5f_Caractères_5f_correction"><text:s/>: </text:span><text:span text:style-name="_5f_Caractères_5f_correction"><text:span text:style-name="T185">FT</text:span></text:span><text:span text:style-name="_5f_Caractères_5f_correction"> </text:span><text:span text:style-name="_5f_Caractères_5f_correction"><text:span text:style-name="T153">×</text:span></text:span><text:span text:style-name="_5f_Caractères_5f_correction"><text:span text:style-name="T185"> <text:s/>2,5 </text:span></text:span><text:span text:style-name="_5f_Caractères_5f_correction">= </text:span><text:span text:style-name="_5f_Caractères_5f_correction"><text:span text:style-name="T185">20 </text:span></text:span><text:span text:style-name="_5f_Caractères_5f_correction">cm².</text:span></text:h>
      <text:h text:style-name="_5f_Paragraphe_5f_Correction" text:outline-level="1"><text:span text:style-name="_5f_Caractères_5f_correction">Donc </text:span><text:span text:style-name="_5f_Caractères_5f_correction"><text:span text:style-name="T185">FT</text:span></text:span><text:span text:style-name="_5f_Caractères_5f_correction"> = <text:s/>2</text:span><text:span text:style-name="_5f_Caractères_5f_correction"><text:span text:style-name="T185">0</text:span></text:span><text:span text:style-name="_5f_Caractères_5f_correction"> ÷ </text:span><text:span text:style-name="_5f_Caractères_5f_correction"><text:span text:style-name="T185">2,5</text:span></text:span><text:span text:style-name="_5f_Caractères_5f_correction"> cm soit FT = 8 cm</text:span><text:span text:style-name="_5f_Caractères">.</text:span></text:h>
      <text:list xml:id="list190817028567270" text:continue-numbering="true" text:style-name="_5f_Numérotation_20_des_20_exercices">
        <text:list-item>
          <text:list>
            <text:list-item>
              <text:h text:style-name="P111" text:outline-level="1"><text:span text:style-name="_5f_Caractères"><text:s/>QMN est un triangle d’aire 10 cm². Déter­mine la longueur du segment [MN].</text:span></text:h>
            </text:list-item>
          </text:list>
        </text:list-item>
      </text:list>
      <text:h text:style-name="_5f_Paragraphe_5f_Correction" text:outline-level="1"><text:span text:style-name="_5f_Caractères_5f_correction">Aire de </text:span><text:span text:style-name="_5f_Caractères_5f_correction"><text:span text:style-name="T185">QMN</text:span></text:span><text:span text:style-name="_5f_Caractères_5f_correction"> : </text:span><text:span text:style-name="_5f_Caractères_5f_correction"><text:span text:style-name="T185">MN </text:span></text:span><text:span text:style-name="_5f_Caractères_5f_correction"><text:span text:style-name="T153">×</text:span></text:span><text:span text:style-name="_5f_Caractères_5f_correction"><text:span text:style-name="T185"> <text:s/>5</text:span></text:span><text:span text:style-name="_5f_Caractères_5f_correction"> ÷ </text:span><text:span text:style-name="_5f_Caractères_5f_correction"><text:span text:style-name="T185">2 </text:span></text:span><text:span text:style-name="_5f_Caractères_5f_correction">= 1</text:span><text:span text:style-name="_5f_Caractères_5f_correction"><text:span text:style-name="T185">0 </text:span></text:span><text:span text:style-name="_5f_Caractères_5f_correction">cm².</text:span></text:h>
      <text:h text:style-name="_5f_Paragraphe_5f_Correction" text:outline-level="1"><text:span text:style-name="_5f_Caractères_5f_correction">Aire de </text:span><text:span text:style-name="_5f_Caractères_5f_correction"><text:span text:style-name="T185">QMN </text:span></text:span><text:span text:style-name="_5f_Caractères_5f_correction"><text:s/>: </text:span><text:span text:style-name="_5f_Caractères_5f_correction"><text:span text:style-name="T185">MN</text:span></text:span><text:span text:style-name="_5f_Caractères_5f_correction"> </text:span><text:span text:style-name="_5f_Caractères_5f_correction"><text:span text:style-name="T153">×</text:span></text:span><text:span text:style-name="_5f_Caractères_5f_correction"><text:span text:style-name="T185"> <text:s/>2,5 </text:span></text:span><text:span text:style-name="_5f_Caractères_5f_correction">= 1</text:span><text:span text:style-name="_5f_Caractères_5f_correction"><text:span text:style-name="T185">0 </text:span></text:span><text:span text:style-name="_5f_Caractères_5f_correction">cm².</text:span></text:h>
      <text:h text:style-name="_5f_Paragraphe_5f_Correction" text:outline-level="1"><text:span text:style-name="_5f_Caractères_5f_correction">Donc </text:span><text:span text:style-name="_5f_Caractères_5f_correction"><text:span text:style-name="T185">MN</text:span></text:span><text:span text:style-name="_5f_Caractères_5f_correction"> = <text:s/>1</text:span><text:span text:style-name="_5f_Caractères_5f_correction"><text:span text:style-name="T185">0</text:span></text:span><text:span text:style-name="_5f_Caractères_5f_correction"> ÷ </text:span><text:span text:style-name="_5f_Caractères_5f_correction"><text:span text:style-name="T185">2,5</text:span></text:span><text:span text:style-name="_5f_Caractères_5f_correction"> cm soit </text:span><text:span text:style-name="_5f_Caractères_5f_correction"><text:span text:style-name="T185">MN</text:span></text:span><text:span text:style-name="_5f_Caractères_5f_correction"> = </text:span><text:span text:style-name="_5f_Caractères_5f_correction"><text:span text:style-name="T185">4</text:span></text:span><text:span text:style-name="_5f_Caractères_5f_correction"> cm</text:span><text:span text:style-name="_5f_Caractères">.</text:span></text:h>
      <text:list xml:id="list190816288156853" text:continue-numbering="true" text:style-name="_5f_Numérotation_20_des_20_exercices">
        <text:list-item>
          <text:list>
            <text:list-item>
              <text:h text:style-name="P111" text:outline-level="1"><text:span text:style-name="_5f_Caractères"><text:s/>GKJ est un triangle rectangle en K. Détermine la longueur du segment [KJ] sachant que l’aire de GKJ vaut 12 cm².</text:span></text:h>
            </text:list-item>
          </text:list>
        </text:list-item>
      </text:list>
      <text:h text:style-name="_5f_Paragraphe_5f_Correction" text:outline-level="1"><text:span text:style-name="_5f_Caractères_5f_correction">Aire de </text:span><text:span text:style-name="_5f_Caractères_5f_correction"><text:span text:style-name="T185">GKJ</text:span></text:span><text:span text:style-name="_5f_Caractères_5f_correction"> : </text:span><text:span text:style-name="_5f_Caractères_5f_correction"><text:span text:style-name="T185">KJ </text:span></text:span><text:span text:style-name="_5f_Caractères_5f_correction"><text:span text:style-name="T153">×</text:span></text:span><text:span text:style-name="_5f_Caractères_5f_correction"><text:span text:style-name="T185"> <text:s/>3</text:span></text:span><text:span text:style-name="_5f_Caractères_5f_correction"> ÷ </text:span><text:span text:style-name="_5f_Caractères_5f_correction"><text:span text:style-name="T185">2 </text:span></text:span><text:span text:style-name="_5f_Caractères_5f_correction">= 12</text:span><text:span text:style-name="_5f_Caractères_5f_correction"><text:span text:style-name="T185"> </text:span></text:span><text:span text:style-name="_5f_Caractères_5f_correction">cm².</text:span></text:h>
      <text:h text:style-name="_5f_Paragraphe_5f_Correction" text:outline-level="1"><text:span text:style-name="_5f_Caractères_5f_correction">Aire de </text:span><text:span text:style-name="_5f_Caractères_5f_correction"><text:span text:style-name="T185">GKJ </text:span></text:span><text:span text:style-name="_5f_Caractères_5f_correction"><text:s/>: </text:span><text:span text:style-name="_5f_Caractères_5f_correction"><text:span text:style-name="T185">KJ</text:span></text:span><text:span text:style-name="_5f_Caractères_5f_correction"> </text:span><text:span text:style-name="_5f_Caractères_5f_correction"><text:span text:style-name="T153">×</text:span></text:span><text:span text:style-name="_5f_Caractères_5f_correction"><text:span text:style-name="T185"> <text:s/>1,5 </text:span></text:span><text:span text:style-name="_5f_Caractères_5f_correction">= 12</text:span><text:span text:style-name="_5f_Caractères_5f_correction"><text:span text:style-name="T185"> </text:span></text:span><text:span text:style-name="_5f_Caractères_5f_correction">cm².</text:span></text:h>
      <text:h text:style-name="_5f_Paragraphe_5f_Correction" text:outline-level="1"><text:span text:style-name="_5f_Caractères_5f_correction">Donc </text:span><text:span text:style-name="_5f_Caractères_5f_correction"><text:span text:style-name="T185">KJ</text:span></text:span><text:span text:style-name="_5f_Caractères_5f_correction"> = <text:s/>12 ÷ 1</text:span><text:span text:style-name="_5f_Caractères_5f_correction"><text:span text:style-name="T185">,5</text:span></text:span><text:span text:style-name="_5f_Caractères_5f_correction"> cm soit </text:span><text:span text:style-name="_5f_Caractères_5f_correction"><text:span text:style-name="T185">KJ</text:span></text:span><text:span text:style-name="_5f_Caractères_5f_correction"> = </text:span><text:span text:style-name="_5f_Caractères_5f_correction"><text:span text:style-name="T185">8</text:span></text:span><text:span text:style-name="_5f_Caractères_5f_correction"> cm.</text:span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list xml:id="list190817545202165" text:continue-list="list190817424949834" text:style-name="_5f_Numérotation_20_des_20_exercices">
        <text:list-item>
          <text:h text:style-name="P111" text:outline-level="1"><text:span text:style-name="_5f_Caractères"><text:s/>L’aire de cette figure vaut 40 cm².</text:span></text:h>
        </text:list-item>
      </text:list>
      <text:h text:style-name="_5f_Paragraphe" text:outline-level="1"><draw:g text:anchor-type="paragraph" draw:z-index="10" draw:name="Forme1" draw:style-name="gr17"><draw:g draw:name="Shape4" draw:style-name="gr18"><draw:custom-shape draw:style-name="gr19" draw:text-style-name="P125" svg:width="3.2cm" svg:height="4.703cm" svg:x="0.191cm" svg:y="0.358cm"><text:p/><draw:enhanced-geometry svg:viewBox="0 0 21600 21600" draw:type="rectangle" draw:enhanced-path="M 0 0 L 21600 0 21600 21600 0 21600 0 0 Z N"/></draw:custom-shape><draw:custom-shape draw:style-name="gr20" draw:text-style-name="P125" svg:width="2.354cm" svg:height="2.354cm" svg:x="3.39cm" svg:y="2.709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line draw:style-name="gr21" draw:text-style-name="P126" svg:x1="3.29cm" svg:y1="1.458cm" svg:x2="3.49cm" svg:y2="1.458cm"><text:p/></draw:line><draw:line draw:style-name="gr21" draw:text-style-name="P126" svg:x1="3.29cm" svg:y1="1.56cm" svg:x2="3.49cm" svg:y2="1.56cm"><text:p/></draw:line><draw:line draw:style-name="gr21" draw:text-style-name="P126" svg:x1="3.29cm" svg:y1="3.86cm" svg:x2="3.49cm" svg:y2="3.86cm"><text:p/></draw:line><draw:line draw:style-name="gr21" draw:text-style-name="P126" svg:x1="3.29cm" svg:y1="3.964cm" svg:x2="3.49cm" svg:y2="3.964cm"><text:p/></draw:line><draw:line draw:style-name="gr21" draw:text-style-name="P126" svg:x1="4.29cm" svg:y1="4.96cm" svg:x2="4.29cm" svg:y2="5.16cm"><text:p/></draw:line><draw:line draw:style-name="gr21" draw:text-style-name="P126" svg:x1="4.39cm" svg:y1="4.96cm" svg:x2="4.39cm" svg:y2="5.16cm"><text:p/></draw:line><draw:line draw:style-name="gr21" draw:text-style-name="P126" svg:x1="1.79cm" svg:y1="4.96cm" svg:x2="1.79cm" svg:y2="5.16cm"><text:p/></draw:line><draw:line draw:style-name="gr21" draw:text-style-name="P126" svg:x1="1.89cm" svg:y1="4.96cm" svg:x2="1.89cm" svg:y2="5.16cm"><text:p/></draw:line><draw:custom-shape draw:style-name="gr22" draw:text-style-name="P125" svg:width="0.302cm" svg:height="0.304cm" svg:x="0.191cm" svg:y="0.358cm"><text:p/><draw:enhanced-geometry svg:viewBox="0 0 21600 21600" draw:type="rectangle" draw:enhanced-path="M 0 0 L 21600 0 21600 21600 0 21600 0 0 Z N"/></draw:custom-shape><draw:custom-shape draw:style-name="gr22" draw:text-style-name="P125" svg:width="0.302cm" svg:height="0.304cm" svg:x="3.09cm" svg:y="0.358cm"><text:p/><draw:enhanced-geometry svg:viewBox="0 0 21600 21600" draw:type="rectangle" draw:enhanced-path="M 0 0 L 21600 0 21600 21600 0 21600 0 0 Z N"/></draw:custom-shape><draw:custom-shape draw:style-name="gr23" draw:text-style-name="P125" svg:width="0.302cm" svg:height="0.301cm" svg:x="3.09cm" svg:y="4.759cm"><text:p/><draw:enhanced-geometry svg:viewBox="0 0 21600 21600" draw:type="rectangle" draw:enhanced-path="M 0 0 L 21600 0 21600 21600 0 21600 0 0 Z N"/></draw:custom-shape><draw:custom-shape draw:style-name="gr23" draw:text-style-name="P125" svg:width="0.301cm" svg:height="0.301cm" svg:x="3.39cm" svg:y="4.759cm"><text:p/><draw:enhanced-geometry svg:viewBox="0 0 21600 21600" draw:type="rectangle" draw:enhanced-path="M 0 0 L 21600 0 21600 21600 0 21600 0 0 Z N"/></draw:custom-shape><draw:custom-shape draw:style-name="gr23" draw:text-style-name="P125" svg:width="0.302cm" svg:height="0.301cm" svg:x="0.191cm" svg:y="4.759cm"><text:p/><draw:enhanced-geometry svg:viewBox="0 0 21600 21600" draw:type="rectangle" draw:enhanced-path="M 0 0 L 21600 0 21600 21600 0 21600 0 0 Z N"/></draw:custom-shape></draw:g><draw:line draw:style-name="gr24" draw:text-style-name="P127" svg:x1="3.374cm" svg:y1="2.734cm" svg:x2="0.172cm" svg:y2="2.734cm"><text:p/></draw:line><draw:line draw:style-name="gr24" draw:text-style-name="P127" svg:x1="3.374cm" svg:y1="2.734cm" svg:x2="0.238cm" svg:y2="5.041cm"><text:p/></draw:line><draw:line draw:style-name="gr24" draw:text-style-name="P127" svg:x1="3.374cm" svg:y1="2.738cm" svg:x2="0.199cm" svg:y2="0.348cm"><text:p/></draw:line><draw:line draw:style-name="gr24" draw:text-style-name="P127" svg:x1="0.013cm" svg:y1="3.774cm" svg:x2="0.318cm" svg:y2="3.681cm"><text:p/></draw:line><draw:line draw:style-name="gr24" draw:text-style-name="P127" svg:x1="0.028cm" svg:y1="3.881cm" svg:x2="0.333cm" svg:y2="3.788cm"><text:p/></draw:line><draw:line draw:style-name="gr24" draw:text-style-name="P127" svg:x1="0cm" svg:y1="1.684cm" svg:x2="0.305cm" svg:y2="1.591cm"><text:p/></draw:line><draw:line draw:style-name="gr24" draw:text-style-name="P127" svg:x1="0.015cm" svg:y1="1.79cm" svg:x2="0.32cm" svg:y2="1.697cm"><text:p/></draw:line><draw:line draw:style-name="gr24" draw:text-style-name="P127" svg:x1="1.912cm" svg:y1="0.52cm" svg:x2="1.819cm" svg:y2="0.215cm"><text:p/></draw:line><draw:line draw:style-name="gr24" draw:text-style-name="P127" svg:x1="2.019cm" svg:y1="0.505cm" svg:x2="1.926cm" svg:y2="0.2cm"><text:p/></draw:line><draw:line draw:style-name="gr24" draw:text-style-name="P127" svg:x1="1.912cm" svg:y1="2.92cm" svg:x2="1.819cm" svg:y2="2.615cm"><text:p/></draw:line><draw:line draw:style-name="gr24" draw:text-style-name="P127" svg:x1="2.019cm" svg:y1="2.905cm" svg:x2="1.926cm" svg:y2="2.6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Calcule les dimensions du rectangle et </text:span><text:span text:style-name="_5f_Caractères"><text:span text:style-name="T186">celles </text:span></text:span><text:span text:style-name="_5f_Caractères">du triangle.</text:span></text:h>
      <text:h text:style-name="_5f_Paragraphe_5f_Correction" text:outline-level="1"><text:span text:style-name="_5f_Caractères_5f_correction">La figure n’est pas dessinée aux bonnes dimensions.</text:span></text:h>
      <text:h text:style-name="_5f_Paragraphe_5f_Correction" text:outline-level="1"><text:span text:style-name="_5f_Caractères_5f_correction">Si on observe les longueurs égales, o peut voir qu’elle est constituée de 5 triangles rectangles isocèles identiques.</text:span></text:h>
      <text:h text:style-name="_5f_Paragraphe_5f_Correction" text:outline-level="1"><text:span text:style-name="_5f_Caractères_5f_correction"/></text:h>
      <text:h text:style-name="_5f_Paragraphe_5f_Correction" text:outline-level="1"><text:span text:style-name="_5f_Caractères_5f_correction">Aire d’un triangle rectangle isocèle : </text:span></text:h>
      <text:h text:style-name="_5f_Paragraphe_5f_Correction" text:outline-level="1"><text:span text:style-name="_5f_Caractères_5f_correction"><text:span text:style-name="T185">40</text:span></text:span><text:span text:style-name="_5f_Caractères_5f_correction"> ÷ </text:span><text:span text:style-name="_5f_Caractères_5f_correction"><text:span text:style-name="T185">5 </text:span></text:span><text:span text:style-name="_5f_Caractères_5f_correction">= </text:span><text:span text:style-name="_5f_Caractères_5f_correction"><text:span text:style-name="T185">8 </text:span></text:span><text:span text:style-name="_5f_Caractères_5f_correction">cm².</text:span></text:h>
      <text:h text:style-name="_5f_Paragraphe_5f_Correction" text:outline-level="1"><text:span text:style-name="_5f_Caractères_5f_correction"/></text:h>
      <text:h text:style-name="_5f_Paragraphe_5f_Correction" text:outline-level="1"><text:span text:style-name="_5f_Caractères_5f_correction">Un triangle rectangle isocèle est un demi-carré.</text:span></text:h>
      <text:h text:style-name="_5f_Paragraphe_5f_Correction" text:outline-level="1"><text:span text:style-name="_5f_Caractères_5f_correction">Aire d</text:span><text:span text:style-name="_5f_Caractères_5f_correction"><text:span text:style-name="T185">u carré associé : 2 </text:span></text:span><text:span text:style-name="_5f_Caractères_5f_correction"><text:span text:style-name="T153">×</text:span></text:span><text:span text:style-name="_5f_Caractères_5f_correction"><text:span text:style-name="T185"> 8 = 16 cm²</text:span></text:span></text:h>
      <text:h text:style-name="_5f_Paragraphe_5f_Correction" text:outline-level="1"><text:span text:style-name="_5f_Caractères_5f_correction"/></text:h>
      <text:h text:style-name="_5f_Paragraphe_5f_Correction" text:outline-level="1"><text:span text:style-name="_5f_Caractères_5f_correction"><text:span text:style-name="T185">Côté du carré : 4 cm ( car <text:s/>4 </text:span></text:span><text:span text:style-name="_5f_Caractères_5f_correction"><text:span text:style-name="T153">×</text:span></text:span><text:span text:style-name="_5f_Caractères_5f_correction"><text:span text:style-name="T185"> 4 = 16 )</text:span></text:span></text:h>
      <text:h text:style-name="_5f_Paragraphe_5f_Correction" text:outline-level="1"><text:span text:style-name="_5f_Caractères_5f_correction"/></text:h>
      <text:h text:style-name="_5f_Paragraphe_5f_Correction" text:outline-level="1"><text:span text:style-name="_5f_Caractères_5f_correction">Conclusion :</text:span></text:h>
      <text:h text:style-name="_5f_Paragraphe_5f_Correction" text:outline-level="1"><text:span text:style-name="_5f_Caractères_5f_correction"><text:span text:style-name="T185">Le triangle <text:s/></text:span></text:span><text:span text:style-name="_5f_Caractères_5f_correction">rectangle isocèle <text:s/>a deux côtés perpendiculaires de 4cm chacun.</text:span></text:h>
      <text:h text:style-name="_5f_Paragraphe_5f_Correction" text:outline-level="1"><text:span text:style-name="_5f_Caractères_5f_correction"/></text:h>
      <text:h text:style-name="_5f_Paragraphe_5f_Correction" text:outline-level="1"><text:span text:style-name="_5f_Caractères_5f_correction">Le rectangle </text:span><text:span text:style-name="_5f_Caractères_5f_correction"><text:span text:style-name="T185">a une longueur de 2 </text:span></text:span><text:span text:style-name="_5f_Caractères_5f_correction"><text:span text:style-name="T153">×</text:span></text:span><text:span text:style-name="_5f_Caractères_5f_correction"><text:span text:style-name="T185"> 4 cm = 8 cm ;</text:span></text:span></text:h>
      <text:h text:style-name="_5f_Paragraphe_5f_Correction" text:outline-level="1"><text:span text:style-name="_5f_Caractères_5f_correction">et une largeur de <text:s/>4cm. 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 " style:num-suffix=" " style:num-format="1">
        <style:list-level-properties text:min-label-distance="0.199cm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officeooo:rsid="01fb3792"/>
    </style:style>
    <style:style style:name="MT156" style:family="text">
      <style:text-properties fo:font-variant="small-caps" officeooo:rsid="0096b4e2"/>
    </style:style>
    <style:style style:name="MT157" style:family="text">
      <style:text-properties fo:font-variant="small-caps" officeooo:rsid="00a847d5"/>
    </style:style>
    <style:style style:name="MT158" style:family="text">
      <style:text-properties officeooo:rsid="0096b4e2"/>
    </style:style>
    <style:style style:name="MT15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3" style:family="text">
      <style:text-properties officeooo:rsid="0032e83a"/>
    </style:style>
    <style:style style:name="MT164" style:family="text">
      <style:text-properties officeooo:rsid="002b33ed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3" style:family="text">
      <style:text-properties fo:font-variant="small-caps" officeooo:rsid="007d7a6f"/>
    </style:style>
    <style:style style:name="MT174" style:family="text">
      <style:text-properties officeooo:rsid="00a59037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7" style:family="text">
      <style:text-properties fo:font-variant="small-caps" officeooo:rsid="00990660"/>
    </style:style>
    <style:style style:name="MT178" style:family="text">
      <style:text-properties fo:font-variant="small-caps" officeooo:rsid="00b5d2d1"/>
    </style:style>
    <style:style style:name="MT179" style:family="text">
      <style:text-properties fo:font-variant="small-caps" officeooo:rsid="00b6801f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5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14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1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5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3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4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0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1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8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9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4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6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5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1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2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3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6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7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3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4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9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21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22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20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6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7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3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4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0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6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7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8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9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8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9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01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2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00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5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6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92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4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3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9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0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6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8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8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9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81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82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0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5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6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72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3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4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7" draw:name="Shape3_12" draw:style-name="Mgr5" draw:text-style-name="MP1" svg:x1="10.308cm" svg:y1="0.388cm" svg:x2="20.496cm" svg:y2="0.36cm"><text:p/></draw:line><draw:path text:anchor-type="paragraph" draw:z-index="268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70" draw:name="Shape3_27" draw:style-name="Mgr5" draw:text-style-name="MP1" svg:x1="10.308cm" svg:y1="0.388cm" svg:x2="20.496cm" svg:y2="0.36cm"><text:p/></draw:line><draw:path text:anchor-type="paragraph" draw:z-index="271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9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3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8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9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5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6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3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4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51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52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9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50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5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0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41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2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3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9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30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7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8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4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5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6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2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3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15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21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6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7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8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9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0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6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7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4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5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2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3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0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11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4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5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6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1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9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200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3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95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4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0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8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9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7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84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5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86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81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2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8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9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75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6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7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72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71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8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6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7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63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61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2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8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7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55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56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53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54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0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1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9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7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8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5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6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43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44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1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2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9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40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7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8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5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6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3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4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1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2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9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30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7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8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25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26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3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4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21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22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0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13" draw:name="Shape7_8" draw:style-name="Mgr9" draw:text-style-name="MP1" svg:x1="9.042cm" svg:y1="0.36cm" svg:x2="20.461cm" svg:y2="0.36cm"><text:p/></draw:line><draw:path text:anchor-type="paragraph" draw:z-index="114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5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17" draw:name="Shape7_9" draw:style-name="Mgr9" draw:text-style-name="MP1" svg:x1="9.042cm" svg:y1="0.36cm" svg:x2="20.461cm" svg:y2="0.36cm"><text:p/></draw:line><draw:path text:anchor-type="paragraph" draw:z-index="118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9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6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2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9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0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1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8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5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6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2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3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1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94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5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6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8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9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100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7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85549117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2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90816808261808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93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0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91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8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9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7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4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5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<text:span text:style-name="MT155">Des dimensions inconnues</text:span></text:p>
      </style:header>
      <style:footer>
        <text:p text:style-name="MP2"><draw:frame draw:style-name="Mfr1" draw:name="Frame11111111" text:anchor-type="paragraph" svg:y="-0.06cm" draw:z-index="11"><draw:text-box fo:min-height="0.499cm" fo:min-width="7.096cm"><draw:frame draw:style-name="Mfr2" draw:name="Frame111111111" text:anchor-type="frame" svg:x="0.45cm" svg:y="0.079cm" svg:width="0.817cm" draw:z-index="12"><draw:text-box fo:min-height="0.355cm"><text:p text:style-name="MP3"><draw:g text:anchor-type="paragraph" draw:z-index="80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94">Aires : <text:span text:style-name="MT155">Des dimensions inconnues</text:span>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6">Constructions géométriques : </text:span><text:span text:style-name="MT157">Reproduire</text:span></text:p>
      </style:header>
      <style:header-left>
        <text:p text:style-name="MP95"><text:span text:style-name="MT156">Constructions géométriques : </text:span><text:span text:style-name="MT157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8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9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6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9">G</text:span><text:span text:style-name="MT160">éométrie </text:span><text:span text:style-name="MT161">plane </text:span><text:span text:style-name="MT160">: </text:span><text:span text:style-name="MT161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7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G</text:span><text:span text:style-name="MT160">éométrie </text:span><text:span text:style-name="MT162">plane</text:span><text:span text:style-name="MT160"> : </text:span><text:span text:style-name="MT162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72" draw:name="Shape9" draw:style-name="Mgr1" draw:text-style-name="MP1" svg:x1="11.559cm" svg:y1="0.36cm" svg:x2="20.5cm" svg:y2="0.36cm"><text:p/></draw:line><draw:frame text:anchor-type="paragraph" draw:z-index="73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74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3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5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4">Éléments de géométrie</text:span> • <text:span text:style-name="MT164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71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6">Constructions géométriques : </text:span><text:span text:style-name="MT157">Reproduire</text:span></text:p>
      </style:header>
      <style:header-left>
        <text:p text:style-name="MP104"><text:span text:style-name="MT156">Constructions géométriques : </text:span><text:span text:style-name="MT157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0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5">Constructions géométriques : </text:span><text:span text:style-name="MT166">Reproduire</text:span></text:p>
      </style:header>
      <style:header-left>
        <text:p text:style-name="_5f_Header_20_G_20_page_20_paire_20__28_G_29_"><text:span text:style-name="MT165">Constructions géométriques : </text:span><text:span text:style-name="MT166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8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8">CONSTRUCTIONS Géométriques : </text:span><text:span text:style-name="MT159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9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6">Constructions géométriques : </text:span><text:span text:style-name="MT157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6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7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8">CONSTRUCTIONS Géométriques : <text:s/></text:span><text:span text:style-name="MT159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5">Constructions géométriques : </text:span><text:span text:style-name="MT167">Rédiger</text:span></text:p>
      </style:header>
      <style:header-left>
        <text:p text:style-name="_5f_Header_20_G_20_page_20_paire_20__28_G_29_"><text:span text:style-name="MT165">Constructions géométriques : </text:span><text:span text:style-name="MT167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5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8">CONSTRUCTIONS Géométriques : </text:span><text:span text:style-name="MT168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9">S</text:span>olides : <text:span text:style-name="MT169">Vocabulaire, nature</text:span></text:p>
      </style:header>
      <style:header-left>
        <text:p text:style-name="_5f_Header_20_G_20_page_20_impaire_20__28_D_29_"><text:span text:style-name="MT169">S</text:span>olides : <text:span text:style-name="MT169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63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64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2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9">S</text:span>olides : <text:span text:style-name="MT170">Perspective cavalière</text:span></text:p>
      </style:header>
      <style:header-left>
        <text:p text:style-name="_5f_Header_20_G_20_page_20_impaire_20__28_D_29_"><text:span text:style-name="MT169">S</text:span>olides : <text:span text:style-name="MT170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9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1">solides : </text:span><text:span text:style-name="MT172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60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1">solides : </text:span><text:span text:style-name="MT172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3">Patrons</text:span></text:p>
      </style:header>
      <style:header-left>
        <text:p text:style-name="_5f_Header_20_G_20_page_20_paire_20__28_G_29_"><text:span text:style-name="MT133">Solides : </text:span><text:span text:style-name="MT173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4">patrons</text:span></text:p></draw:text-box></draw:frame><draw:g text:anchor-type="paragraph" draw:z-index="57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4">patrons</text:span></text:h></draw:text-box></draw:frame><draw:g text:anchor-type="paragraph" draw:z-index="58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9">S</text:span>olides : <text:span text:style-name="MT175">Patrons</text:span></text:p>
      </style:header>
      <style:header-left>
        <text:p text:style-name="_5f_Header_20_G_20_page_20_impaire_20__28_D_29_"><text:span text:style-name="MT169">S</text:span>olides : <text:span text:style-name="MT175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55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1">solides : </text:span><text:span text:style-name="MT176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6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1">solides : </text:span><text:span text:style-name="MT176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3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7"> : </text:span><text:span text:style-name="MT181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9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50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7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8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7"> : </text:span><text:span text:style-name="MT180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5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2">ymétrie axiale : </text:span><text:span text:style-name="MT183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6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2">ymétrie axiale : </text:span><text:span text:style-name="MT183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3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44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1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42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header-left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9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4">Symétrie axiale</text:span><text:span text:style-name="MT47"> : </text:span><text:span text:style-name="MT185">Axes de symétrie de figures</text:span></text:p>
      </style:header>
      <style:header-left>
        <text:p text:style-name="MP111"><text:span text:style-name="MT184">Symétrie axiale</text:span><text:span text:style-name="MT47"> : </text:span><text:span text:style-name="MT185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7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8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5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33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4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7">Géométrie plane</text:span><text:span text:style-name="MT133"> : </text:span><text:span text:style-name="MT178">Parallèles, perpendiculaires,<text:line-break/> </text:span><text:span text:style-name="MT179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1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9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0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3" draw:name="Shape3_0" draw:style-name="Mgr14" draw:text-style-name="MP1" svg:x1="10.893cm" svg:y1="0.403cm" svg:x2="20.503cm" svg:y2="0.327cm"><text:p/></draw:line><draw:path text:anchor-type="char" draw:z-index="24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7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26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25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8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21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22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52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3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7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8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9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60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1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62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3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3H51M6S</meta:editing-duration>
    <meta:editing-cycles>185</meta:editing-cycles>
    <meta:generator>LibreOffice/7.1.1.2$Windows_X86_64 LibreOffice_project/fe0b08f4af1bacafe4c7ecc87ce55bb426164676</meta:generator>
    <dc:date>2021-09-16T19:08:12.834000000</dc:date>
    <meta:document-statistic meta:table-count="0" meta:image-count="0" meta:object-count="0" meta:page-count="1" meta:paragraph-count="804" meta:word-count="3108" meta:character-count="19679" meta:non-whitespace-character-count="16981"/>
    <meta:template xlink:type="simple" xlink:actuate="onRequest" xlink:title="cahier_M" xlink:href="../../../../../.cache/evolution/tmp/evolution-oj-K5dyPw/cahier_M.ott" meta:date="2020-12-21T12:40:50.778118149"/>
  </office:meta>
</office:document-meta>
</file>